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59mm"/>
    </style:style>
    <style:style style:name="co2" style:family="table-column">
      <style:table-column-properties fo:break-before="auto" style:column-width="96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TODO&quot;" style:apply-style-name="ROJO" style:base-cell-address="Hoja1.A3"/>
      <style:map style:condition="cell-content()=&quot;LISTO&quot;" style:apply-style-name="VERDE" style:base-cell-address="Hoja1.A3"/>
    </style:style>
    <style:style style:name="ce2" style:family="table-cell" style:parent-style-name="Default">
      <style:text-properties style:text-underline-style="solid" style:text-underline-width="auto" style:text-underline-color="font-color"/>
      <style:map style:condition="cell-content()=&quot;TODO&quot;" style:apply-style-name="ROJO" style:base-cell-address="Hoja1.A3"/>
      <style:map style:condition="cell-content()=&quot;LISTO&quot;" style:apply-style-name="VERDE" style:base-cell-address="Hoja1.A3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TODO LIST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est para la clases que estan en MapSolvers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Mas coverage para MapGraph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est para ClosesTo en mapData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Mostrar los clusters en la pesaña de clusters</text:p>
          </table:table-cell>
        </table:table-row>
        <table:table-row table:style-name="ro1">
          <table:table-cell table:style-name="ce2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Hoja1.A3:Hoja1.A12">
            <calcext:condition calcext:apply-style-name="ROJO" calcext:value="=&quot;TODO&quot;" calcext:base-cell-address="Hoja1.A3"/>
            <calcext:condition calcext:apply-style-name="VERDE" calcext:value="=&quot;LISTO&quot;" calcext:base-cell-address="Hoja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able-cell-properties fo:background-color="#ff3333" loext:vertical-justify="auto"/>
      <style:paragraph-properties css3t:text-justify="auto"/>
    </style:style>
    <style:style style:name="VERDE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01:13:47.255919878</meta:creation-date>
    <dc:date>2016-10-01T01:24:33.153639430</dc:date>
    <meta:editing-duration>PT10M47S</meta:editing-duration>
    <meta:editing-cycles>1</meta:editing-cycles>
    <meta:document-statistic meta:table-count="1" meta:cell-count="9" meta:object-count="0"/>
    <meta:generator>LibreOffice/5.2.2.2$Linux_x86 LibreOffice_project/8f96e87c890bf8fa77463cd4b640a2312823f3ad</meta:generator>
  </office:meta>
</office:document-meta>
</file>